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DejaVu Sans" svg:font-family="'DejaVu San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roman" style:font-pitch="variable" style:name="Liberation Serif" svg:font-family="'Liberation Serif'"/>
    <style:font-face style:font-family-generic="swiss" style:name="Lucida Sans" svg:font-family="'Lucida Sans'"/>
    <style:font-face style:font-family-generic="system" style:font-pitch="variable" style:name="Lucida Sans1" svg:font-family="'Lucida Sans'"/>
    <style:font-face style:font-family-generic="system" style:font-pitch="variable" style:name="Microsoft YaHei" svg:font-family="'Microsoft YaHei'"/>
    <style:font-face style:font-family-generic="system" style:font-pitch="variable" style:name="NSimSun" svg:font-family="NSimSun"/>
    <style:font-face style:font-family-generic="swiss" style:name="Verdana" svg:font-family="Verdana"/>
  </office:font-face-decls>
  <office:automatic-styles>
    <style:style style:family="paragraph" style:name="a43d489" style:parent-style-name="Table_20_Contents">
      <style:paragraph-properties fo:text-align="right"/>
      <style:text-properties fo:font-size="10.0pt" fo:letter-spacing="normal" style:font-name="DejaVu Sans" style:font-name-asian="Verdana" style:font-name-complex="Verdana" style:font-size-asian="10.0pt" style:use-window-font-color="true"/>
    </style:style>
    <style:style style:family="table-cell" style:name="ac0f8d2">
      <style:table-cell-properties fo:border-bottom="0.18mm solid #000000" fo:border-left="0.18mm solid #000000" fo:border-right="0.18mm solid #000000" fo:border-top="none" fo:padding-bottom="0.97mm" fo:padding-left="0.97mm" fo:padding-right="0.97mm" fo:padding-top="0.97mm"/>
    </style:style>
    <style:style style:family="paragraph" style:name="ad2f91e" style:parent-style-name="Text_20_body">
      <style:paragraph-properties fo:text-align="right"/>
      <style:text-properties fo:font-size="10.0pt" fo:font-weight="bold" fo:letter-spacing="normal" style:font-name="DejaVu Sans" style:font-name-asian="Verdana" style:font-name-complex="Verdana" style:font-size-asian="10.0pt" style:font-weight-asian="bold" style:font-weight-complex="bold" style:use-window-font-color="true"/>
    </style:style>
    <style:style style:family="table-cell" style:name="a867688">
      <style:table-cell-properties fo:border-bottom="0.18mm solid #000000" fo:border-left="0.18mm solid #000000" fo:border-right="none" fo:border-top="none" fo:padding-bottom="0.97mm" fo:padding-left="0.97mm" fo:padding-right="0.97mm" fo:padding-top="0.97mm"/>
    </style:style>
    <style:style style:family="paragraph" style:name="a624c48" style:parent-style-name="Table_20_Contents">
      <style:paragraph-properties fo:text-align="right"/>
      <style:text-properties style:font-size-asian="11.0pt"/>
    </style:style>
    <style:style style:family="table-cell" style:name="a5c1c36">
      <style:table-cell-properties fo:border-bottom="0.18mm solid #000000" fo:border-left="0.18mm solid #000000" fo:border-right="0.18mm solid #000000" fo:border-top="none" fo:padding-bottom="0.97mm" fo:padding-left="0.97mm" fo:padding-right="0.97mm" fo:padding-top="0.97mm"/>
    </style:style>
    <style:style style:family="paragraph" style:name="aff10af" style:parent-style-name="Table_20_Contents">
      <style:paragraph-properties fo:text-align="right"/>
    </style:style>
    <style:style style:family="table-cell" style:name="a86bb42">
      <style:table-cell-properties fo:border-bottom="0.18mm solid #000000" fo:border-left="0.18mm solid #000000" fo:border-right="none" fo:border-top="none" fo:padding-bottom="0.97mm" fo:padding-left="0.97mm" fo:padding-right="0.97mm" fo:padding-top="0.97mm"/>
    </style:style>
    <style:style style:family="paragraph" style:name="a139023" style:parent-style-name="Table_20_Contents">
      <style:paragraph-properties fo:text-align="right"/>
      <style:text-properties style:font-size-asian="11.0pt"/>
    </style:style>
    <style:style style:family="table-cell" style:name="a97639f">
      <style:table-cell-properties fo:border-bottom="0.18mm solid #000000" fo:border-left="0.18mm solid #000000" fo:border-right="0.18mm solid #000000" fo:border-top="0.18mm solid #000000" fo:padding-bottom="0.97mm" fo:padding-left="0.97mm" fo:padding-right="0.97mm" fo:padding-top="0.97mm"/>
    </style:style>
    <style:style style:family="paragraph" style:name="a7e43b4" style:parent-style-name="Table_20_Contents">
      <style:paragraph-properties fo:text-align="right"/>
    </style:style>
    <style:style style:family="table-cell" style:name="acdc7f3">
      <style:table-cell-properties fo:border-bottom="0.18mm solid #000000" fo:border-left="0.18mm solid #000000" fo:border-right="none" fo:border-top="0.18mm solid #000000" fo:padding-bottom="0.97mm" fo:padding-left="0.97mm" fo:padding-right="0.97mm" fo:padding-top="0.97mm"/>
    </style:style>
    <style:style style:family="paragraph" style:name="aba3740" style:parent-style-name="Frame_20_contents">
      <style:text-properties fo:font-size="12.0pt" fo:font-weight="bold" style:font-size-asian="12.0pt" style:font-weight-asian="bold" style:font-weight-complex="bold"/>
    </style:style>
    <style:style style:family="table-cell" style:name="abbc838">
      <style:table-cell-properties fo:border-bottom="0.18mm solid #000000" fo:border-left="0.18mm solid #000000" fo:border-right="none" fo:border-top="0.18mm solid #000000" fo:padding-bottom="0.97mm" fo:padding-left="0.97mm" fo:padding-right="0.97mm" fo:padding-top="0.97mm"/>
    </style:style>
    <style:style style:family="table-column" style:name="a250706">
      <style:table-column-properties style:rel-column-width="16383*"/>
    </style:style>
    <style:style style:family="table-column" style:name="a3f9c1f">
      <style:table-column-properties style:rel-column-width="32766*"/>
    </style:style>
    <style:style style:family="table" style:name="ac8a254">
      <style:table-properties style:width="17.0cm" table:align="left"/>
    </style:style>
  </office:automatic-styles>
  <office:body>
    <office:text>
      <table:table table:style-name="ac8a254">
        <table:table-column table:style-name="a3f9c1f"/>
        <table:table-column table:number-columns-repeated="2" table:style-name="a250706"/>
        <table:table-row>
          <table:table-cell table:style-name="abbc838">
            <text:p text:style-name="aba3740"><text:placeholder style:data-style-name="" text:placeholder-type="text">&lt;DOCUMENT.NAME&gt;</text:placeholder><text:s/></text:p>
          </table:table-cell>
          <table:table-cell table:style-name="acdc7f3">
            <text:p text:style-name="a7e43b4">Zwischensumme:</text:p>
          </table:table-cell>
          <table:table-cell table:style-name="a97639f">
            <text:p text:style-name="a139023"><text:placeholder style:data-style-name="" text:placeholder-type="text">&lt;DOCUMENT.ITEMS.NET&gt;</text:placeholder></text:p>
          </table:table-cell>
        </table:table-row>
        <table:table-row>
          <table:table-cell table:style-name="a86bb42">
            <text:p text:style-name="aff10af">Rabatt (<text:placeholder style:data-style-name="" text:placeholder-type="text">&lt;ITEMS.DISCOUNT.PERCENT&gt;</text:placeholder>):</text:p>
          </table:table-cell>
          <table:table-cell table:style-name="a5c1c36">
            <text:p text:style-name="a624c48"><text:placeholder style:data-style-name="" text:placeholder-type="text">&lt;ITEMS.DISCOUNT.GROSS&gt;</text:placeholder></text:p>
          </table:table-cell>
        </table:table-row>
        <table:table-row>
          <table:table-cell table:style-name="a867688">
            <text:p text:style-name="ad2f91e"><text:placeholder style:data-style-name="" text:placeholder-type="text">&lt;VATLIST.DESCRIPTIONS&gt;</text:placeholder></text:p>
          </table:table-cell>
          <table:table-cell table:style-name="ac0f8d2">
            <text:p text:style-name="a43d489"><text:placeholder style:data-style-name="" text:placeholder-type="text">&lt;VATLIST.VALUES&gt;</text:placeholder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DejaVu Sans" svg:font-family="'DejaVu San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roman" style:font-pitch="variable" style:name="Liberation Serif" svg:font-family="'Liberation Serif'"/>
    <style:font-face style:font-family-generic="swiss" style:name="Lucida Sans" svg:font-family="'Lucida Sans'"/>
    <style:font-face style:font-family-generic="system" style:font-pitch="variable" style:name="Lucida Sans1" svg:font-family="'Lucida Sans'"/>
    <style:font-face style:font-family-generic="system" style:font-pitch="variable" style:name="Microsoft YaHei" svg:font-family="'Microsoft YaHei'"/>
    <style:font-face style:font-family-generic="system" style:font-pitch="variable" style:name="NSimSun" svg:font-family="NSimSun"/>
    <style:font-face style:font-family-generic="swiss" style:name="Verdana" svg:font-family="Verdana"/>
  </office:font-face-decls>
  <office:styles>
    <style:default-style style:family="paragraph">
      <style:paragraph-properties/>
      <style:text-properties fo:country="DE" fo:font-size="12.0pt" fo:language="de" style:font-name="Liberation Serif" style:font-name-asian="NSimSun" style:font-name-complex="Lucida Sans1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Microsoft YaHei" style:font-name-complex="Lucida Sans1" style:font-size-asian="14.0pt"/>
    </style:style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line-height="115%" fo:margin-bottom="2.47mm" fo:margin-top="0.0mm"/>
    </style:style>
    <style:style style:display-name="Frame contents" style:family="paragraph" style:name="Frame_20_contents" style:parent-style-name="Text_20_body">
      <style:text-properties style:font-name="DejaVu Sans1"/>
    </style:style>
    <style:style style:family="paragraph" style:name="List" style:parent-style-name="Text_20_body">
      <style:text-properties style:font-name-complex="Lucida Sans" style:font-size-asian="12.0pt"/>
    </style:style>
    <style:style style:family="paragraph" style:name="Index" style:parent-style-name="Standard">
      <style:text-properties fo:language="zxx" style:font-name-complex="Lucida Sans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Lucida Sans" style:font-size-asian="12.0pt" style:font-style-asian="italic" style:font-style-complex="italic"/>
    </style:style>
    <style:style style:family="text" style:name="Placeholder" style:parent-style-name="default_character_style">
      <style:text-properties fo:color="#008080" style:text-underline-style="solid"/>
    </style:style>
    <style:default-style style:family="graphic">
      <style:graphic-properties draw:fill="solid" draw:fill-color="#729fcf"/>
      <style:text-properties fo:country="DE" fo:font-size="12.0pt" fo:language="de" style:font-name="Liberation Serif" style:font-name-asian="NSimSun" style:font-name-complex="Lucida Sans1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24-07-07T14:33:33</dc:date>
    <meta:editing-cycles>2</meta:editing-cycles>
    <meta:editing-duration>PT0.007S</meta:editing-duration>
  </office:meta>
</office:document-meta>
</file>